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80pt" officeooo:rsid="00129373" officeooo:paragraph-rsid="00129373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80pt" fo:font-style="normal" style:text-underline-style="none" fo:font-weight="bold" officeooo:rsid="00209d76" officeooo:paragraph-rsid="00209d76" style:font-size-asian="80pt" style:font-style-asian="normal" style:font-weight-asian="bold" style:font-size-complex="8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99" style:font-name="DejaVu Serif" fo:font-size="150pt" fo:font-style="italic" style:text-underline-style="solid" style:text-underline-width="auto" style:text-underline-color="font-color" fo:font-weight="bold" officeooo:rsid="00209d76" officeooo:paragraph-rsid="00209d76" style:font-size-asian="150pt" style:font-style-asian="italic" style:font-weight-asian="bold" style:font-size-complex="15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mputadores</text:p>
      <text:p text:style-name="P2"/>
      <text:p text:style-name="P2"/>
      <text:p text:style-name="P3">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0.4cm" fo:margin-bottom="0.4cm" fo:margin-left="0.4cm" fo:margin-right="0.4cm" fo:border="4.99pt solid #000000" fo:padding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58:44.739389119</meta:creation-date>
    <meta:editing-duration>PT12M44S</meta:editing-duration>
    <meta:editing-cycles>4</meta:editing-cycles>
    <meta:generator>LibreOffice/4.3.3.2$Linux_X86_64 LibreOffice_project/430m0$Build-2</meta:generator>
    <dc:title>Cartaz</dc:title>
    <meta:initial-creator>Gustavo </meta:initial-creator>
    <dc:date>2015-03-06T19:58:41.284810489</dc:date>
    <dc:creator>Gustavo </dc:creator>
    <meta:document-statistic meta:table-count="0" meta:image-count="0" meta:object-count="0" meta:page-count="1" meta:paragraph-count="2" meta:word-count="3" meta:character-count="22" meta:non-whitespace-character-count="21"/>
    <meta:template xlink:type="simple" xlink:actuate="onRequest" xlink:title="Cartaz" xlink:href="../.config/libreoffice/4/user/template/Cartaz.ott" meta:date="2015-03-01T22:58:44.656958434"/>
  </office:meta>
</office:document-meta>
</file>